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loext:decorative="false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loext:decorative="false"/>
      <style:paragraph-properties style:writing-mode="lr-tb"/>
    </style:style>
    <style:style style:name="gr10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P1" style:family="paragraph">
      <style:paragraph-properties fo:text-align="center"/>
      <style:text-properties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loext:graphic-properties draw:fill-color="#ffffff"/>
      <style:paragraph-properties fo:text-align="center"/>
      <style:text-properties fo:font-size="18pt" fo:font-weight="normal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style:paragraph-properties fo:text-align="center"/>
      <style:text-properties fo:font-size="5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9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0" style:family="paragraph">
      <loext:graphic-properties draw:fill-color="#ffffff"/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-color="#ffffff"/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style:paragraph-properties fo:text-align="center"/>
      <style:text-properties fo:font-size="18pt" fo:font-weight="normal"/>
    </style:style>
    <style:style style:name="P14" style:family="paragraph">
      <loext:graphic-properties draw:fill-color="#ffffff"/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="none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3" style:family="text">
      <style:text-properties fo:font-size="5pt" fo:font-weight="bold" style:font-weight-asian="bold" style:font-weight-complex="bold"/>
    </style:style>
    <style:style style:name="T4" style:family="text">
      <style:text-properties fo:font-size="5pt" fo:font-weight="normal" style:font-size-asian="5pt" style:font-weight-asian="normal" style:font-size-complex="5pt" style:font-weight-complex="normal"/>
    </style:style>
    <style:style style:name="T5" style:family="text">
      <style:text-properties fo:font-size="5pt" fo:font-weight="bold" style:font-size-asian="5pt" style:font-weight-asian="bold" style:font-size-complex="5pt" style:font-weight-complex="bold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997cm" svg:height="0.5cm" draw:transform="skewX (-0.00593411945678072) rotate (0.0010471975511966) translate (2.499cm 0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499cm" svg:height="0.5cm" draw:transform="skewX (-0.00593411945678072) rotate (0.0010471975511966) translate (0.997cm 0.002cm)">
          <text:p text:style-name="P5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75cm" svg:height="0.5cm" draw:transform="skewX (-0.00593411945678072) rotate (0.0010471975511966) translate (5.249cm 0.002cm)">
          <text:p text:style-name="P7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247cm" svg:height="0.5cm" draw:transform="skewX (-0.00593411945678072) rotate (0.0010471975511966) translate (6.999cm 0.002cm)">
          <text:p text:style-name="P9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.499cm" svg:height="0.5cm" draw:transform="skewX (-0.00593411945678072) rotate (0.0010471975511966) translate (9.25cm 0.002cm)">
          <text:p text:style-name="P11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2cm" svg:height="0.5cm" draw:transform="skewX (-0.00593411945678072) rotate (0.0010471975511966) translate (10.749cm 0cm)">
          <text:p text:style-name="P13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.499cm" svg:height="0.5cm" draw:transform="skewX (-0.00593411945678072) rotate (0.0010471975511966) translate (12.747cm 0cm)">
          <text:p text:style-name="P13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2.249cm" svg:height="0.5cm" draw:transform="skewX (-0.00593411945678072) rotate (0.0010471975511966) translate (14.25cm 0.002cm)">
          <text:p text:style-name="P13"><text:span text:style-name="T6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.502cm" svg:height="0.489cm" svg:x="0.998cm" svg:y="0.5cm">
          <draw:text-box>
            <text:p><text:span text:style-name="T7">Screen Pa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08:55:44.134000000</dc:date>
    <meta:editing-duration>PT4H13M33S</meta:editing-duration>
    <meta:editing-cycles>18</meta:editing-cycles>
    <meta:document-statistic meta:object-count="11"/>
  </office:meta>
</office:document-meta>
</file>